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c0fbf" officeooo:paragraph-rsid="0059d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22:40:26.435742424</dc:date>
    <meta:editing-duration>P1DT3H56M37S</meta:editing-duration>
    <meta:editing-cycles>5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